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41cm"/>
    </style:style>
    <style:style style:name="co3" style:family="table-column">
      <style:table-column-properties fo:break-before="auto" style:column-width="7.514cm"/>
    </style:style>
    <style:style style:name="co4" style:family="table-column">
      <style:table-column-properties fo:break-before="auto" style:column-width="6.297cm"/>
    </style:style>
    <style:style style:name="co6" style:family="table-column">
      <style:table-column-properties fo:break-before="auto" style:column-width="5.394cm"/>
    </style:style>
    <style:style style:name="co7" style:family="table-column">
      <style:table-column-properties fo:break-before="auto" style:column-width="3.491cm"/>
    </style:style>
    <style:style style:name="co8" style:family="table-column">
      <style:table-column-properties fo:break-before="auto" style:column-width="3.149cm"/>
    </style:style>
    <style:style style:name="co9" style:family="table-column">
      <style:table-column-properties fo:break-before="auto" style:column-width="3.242cm"/>
    </style:style>
    <style:style style:name="co10" style:family="table-column">
      <style:table-column-properties fo:break-before="auto" style:column-width="2.588cm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CLASS ASSIGNMENTS IN AN ELEMENTARY SCHOOL</text:p>
          </table:table-cell>
          <table:table-cell table:number-columns-repeated="10"/>
        </table:table-row>
        <table:table-row table:style-name="ro4">
          <table:table-cell table:style-name="Default"/>
          <table:table-cell table:number-columns-repeated="10"/>
        </table:table-row>
        <table:table-row table:style-name="ro4">
          <table:table-cell table:style-name="ce2" office:value-type="string">
            <text:p>STUDENT DATA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Student Number</text:p>
          </table:table-cell>
          <table:table-cell table:style-name="ce7" office:value-type="string">
            <text:p>Parent Preference for Class 1</text:p>
          </table:table-cell>
          <table:table-cell table:style-name="ce7" office:value-type="string">
            <text:p>Parent Preference for Class 2</text:p>
          </table:table-cell>
          <table:table-cell table:style-name="ce9" office:value-type="string">
            <text:p>Male or Female? (M or F)</text:p>
          </table:table-cell>
          <table:table-cell table:number-columns-repeated="3"/>
          <table:table-cell office:value-type="string">
            <text:p>CLASS 1</text:p>
          </table:table-cell>
          <table:table-cell office:value-type="string">
            <text:p>CLASS 2</text:p>
          </table:table-cell>
          <table:table-cell office:value-type="string">
            <text:p>SEX RATIO</text:p>
          </table:table-cell>
          <table:table-cell/>
        </table:table-row>
        <table:table-row table:style-name="ro4"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formula="of:=IF ([.H5]=1;(IF([.E5] = 1;1;0)))" office:value-type="boolean" office:boolean-value="false">
            <text:p>FAUX</text:p>
          </table:table-cell>
          <table:table-cell table:formula="of:==IF ([.I5]=1;(IF([.E5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6]=1;(IF([.E6] = 1;1;0)))" office:value-type="float" office:value="1">
            <text:p>1</text:p>
          </table:table-cell>
          <table:table-cell table:formula="of:==IF ([.I6]=1;(IF([.E6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7]=1;(IF([.E7] = 1;1;0)))" office:value-type="boolean" office:boolean-value="false">
            <text:p>FAUX</text:p>
          </table:table-cell>
          <table:table-cell table:formula="of:==IF ([.I7]=1;(IF([.E7] = 1;1;0)))"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8]=1;(IF([.E8] = 1;1;0)))" office:value-type="float" office:value="1">
            <text:p>1</text:p>
          </table:table-cell>
          <table:table-cell table:formula="of:==IF ([.I8]=1;(IF([.E8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9]=1;(IF([.E9] = 1;1;0)))" office:value-type="float" office:value="1">
            <text:p>1</text:p>
          </table:table-cell>
          <table:table-cell table:formula="of:==IF ([.I9]=1;(IF([.E9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10]=1;(IF([.E10] = 1;1;0)))" office:value-type="boolean" office:boolean-value="false">
            <text:p>FAUX</text:p>
          </table:table-cell>
          <table:table-cell table:formula="of:==IF ([.I10]=1;(IF([.E10] = 1;1;0)))" office:value-type="float" office:value="1">
            <text:p>1</text:p>
          </table:table-cell>
        </table:table-row>
        <table:table-row table:style-name="ro4"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11]=1;(IF([.E11] = 1;1;0)))" office:value-type="float" office:value="1">
            <text:p>1</text:p>
          </table:table-cell>
          <table:table-cell table:formula="of:==IF ([.I11]=1;(IF([.E11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12]=1;(IF([.E12] = 1;1;0)))" office:value-type="boolean" office:boolean-value="false">
            <text:p>FAUX</text:p>
          </table:table-cell>
          <table:table-cell table:formula="of:==IF ([.I12]=1;(IF([.E12] = 1;1;0)))" office:value-type="float" office:value="1">
            <text:p>1</text:p>
          </table:table-cell>
        </table:table-row>
        <table:table-row table:style-name="ro4">
          <table:table-cell table:style-name="ce4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13]=1;(IF([.E13] = 1;1;0)))" office:value-type="float" office:value="1">
            <text:p>1</text:p>
          </table:table-cell>
          <table:table-cell table:formula="of:==IF ([.I13]=1;(IF([.E13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14]=1;(IF([.E14] = 1;1;0)))" office:value-type="float" office:value="1">
            <text:p>1</text:p>
          </table:table-cell>
          <table:table-cell table:formula="of:==IF ([.I14]=1;(IF([.E14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15]=1;(IF([.E15] = 1;1;0)))" office:value-type="float" office:value="1">
            <text:p>1</text:p>
          </table:table-cell>
          <table:table-cell table:formula="of:==IF ([.I15]=1;(IF([.E15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16]=1;(IF([.E16] = 1;1;0)))" office:value-type="boolean" office:boolean-value="false">
            <text:p>FAUX</text:p>
          </table:table-cell>
          <table:table-cell table:formula="of:==IF ([.I16]=1;(IF([.E16] = 1;1;0)))" office:value-type="float" office:value="1">
            <text:p>1</text:p>
          </table:table-cell>
        </table:table-row>
        <table:table-row table:style-name="ro4">
          <table:table-cell table:style-name="ce4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17]=1;(IF([.E17] = 1;1;0)))" office:value-type="boolean" office:boolean-value="false">
            <text:p>FAUX</text:p>
          </table:table-cell>
          <table:table-cell table:formula="of:==IF ([.I17]=1;(IF([.E17] = 1;1;0)))" office:value-type="float" office:value="1">
            <text:p>1</text:p>
          </table:table-cell>
        </table:table-row>
        <table:table-row table:style-name="ro4">
          <table:table-cell table:style-name="ce4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18]=1;(IF([.E18] = 1;1;0)))" office:value-type="boolean" office:boolean-value="false">
            <text:p>FAUX</text:p>
          </table:table-cell>
          <table:table-cell table:formula="of:==IF ([.I18]=1;(IF([.E18] = 1;1;0)))" office:value-type="float" office:value="1">
            <text:p>1</text:p>
          </table:table-cell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19]=1;(IF([.E19] = 1;1;0)))" office:value-type="float" office:value="1">
            <text:p>1</text:p>
          </table:table-cell>
          <table:table-cell table:formula="of:==IF ([.I19]=1;(IF([.E19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20]=1;(IF([.E20] = 1;1;0)))" office:value-type="boolean" office:boolean-value="false">
            <text:p>FAUX</text:p>
          </table:table-cell>
          <table:table-cell table:formula="of:==IF ([.I20]=1;(IF([.E20] = 1;1;0)))" office:value-type="float" office:value="1">
            <text:p>1</text:p>
          </table:table-cell>
        </table:table-row>
        <table:table-row table:style-name="ro4">
          <table:table-cell table:style-name="ce4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21]=1;(IF([.E21] = 1;1;0)))" office:value-type="float" office:value="1">
            <text:p>1</text:p>
          </table:table-cell>
          <table:table-cell table:formula="of:==IF ([.I21]=1;(IF([.E21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22]=1;(IF([.E22] = 1;1;0)))" office:value-type="float" office:value="1">
            <text:p>1</text:p>
          </table:table-cell>
          <table:table-cell table:formula="of:==IF ([.I22]=1;(IF([.E22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23]=1;(IF([.E23] = 1;1;0)))" office:value-type="float" office:value="1">
            <text:p>1</text:p>
          </table:table-cell>
          <table:table-cell table:formula="of:==IF ([.I23]=1;(IF([.E23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24]=1;(IF([.E24] = 1;1;0)))" office:value-type="float" office:value="1">
            <text:p>1</text:p>
          </table:table-cell>
          <table:table-cell table:formula="of:==IF ([.I24]=1;(IF([.E24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25]=1;(IF([.E25] = 1;1;0)))" office:value-type="boolean" office:boolean-value="false">
            <text:p>FAUX</text:p>
          </table:table-cell>
          <table:table-cell table:formula="of:==IF ([.I25]=1;(IF([.E25] = 1;1;0)))" office:value-type="float" office:value="1">
            <text:p>1</text:p>
          </table:table-cell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26]=1;(IF([.E26] = 1;1;0)))" office:value-type="float" office:value="1">
            <text:p>1</text:p>
          </table:table-cell>
          <table:table-cell table:formula="of:==IF ([.I26]=1;(IF([.E26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M</text:p>
          </table:table-cell>
          <table:table-cell office:value-type="float" office:value="1">
            <text:p>1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27]=1;(IF([.E27] = 1;1;0)))" office:value-type="boolean" office:boolean-value="false">
            <text:p>FAUX</text:p>
          </table:table-cell>
          <table:table-cell table:formula="of:==IF ([.I27]=1;(IF([.E27] = 1;1;0)))" office:value-type="float" office:value="1">
            <text:p>1</text:p>
          </table:table-cell>
        </table:table-row>
        <table:table-row table:style-name="ro4">
          <table:table-cell table:style-name="ce4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28]=1;(IF([.E28] = 1;1;0)))" office:value-type="float" office:value="0">
            <text:p>0</text:p>
          </table:table-cell>
          <table:table-cell table:formula="of:==IF ([.I28]=1;(IF([.E28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29]=1;(IF([.E29] = 1;1;0)))" office:value-type="boolean" office:boolean-value="false">
            <text:p>FAUX</text:p>
          </table:table-cell>
          <table:table-cell table:formula="of:==IF ([.I29]=1;(IF([.E29] = 1;1;0)))" office:value-type="float" office:value="0">
            <text:p>0</text:p>
          </table:table-cell>
        </table:table-row>
        <table:table-row table:style-name="ro4">
          <table:table-cell table:style-name="ce4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30]=1;(IF([.E30] = 1;1;0)))" office:value-type="boolean" office:boolean-value="false">
            <text:p>FAUX</text:p>
          </table:table-cell>
          <table:table-cell table:formula="of:==IF ([.I30]=1;(IF([.E30] = 1;1;0)))" office:value-type="float" office:value="0">
            <text:p>0</text:p>
          </table:table-cell>
        </table:table-row>
        <table:table-row table:style-name="ro4">
          <table:table-cell table:style-name="ce4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31]=1;(IF([.E31] = 1;1;0)))" office:value-type="boolean" office:boolean-value="false">
            <text:p>FAUX</text:p>
          </table:table-cell>
          <table:table-cell table:formula="of:==IF ([.I31]=1;(IF([.E31] = 1;1;0)))" office:value-type="float" office:value="0">
            <text:p>0</text:p>
          </table:table-cell>
        </table:table-row>
        <table:table-row table:style-name="ro4">
          <table:table-cell table:style-name="ce4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32]=1;(IF([.E32] = 1;1;0)))" office:value-type="float" office:value="0">
            <text:p>0</text:p>
          </table:table-cell>
          <table:table-cell table:formula="of:==IF ([.I32]=1;(IF([.E32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33]=1;(IF([.E33] = 1;1;0)))" office:value-type="boolean" office:boolean-value="false">
            <text:p>FAUX</text:p>
          </table:table-cell>
          <table:table-cell table:formula="of:==IF ([.I33]=1;(IF([.E33] = 1;1;0)))" office:value-type="float" office:value="0">
            <text:p>0</text:p>
          </table:table-cell>
        </table:table-row>
        <table:table-row table:style-name="ro4">
          <table:table-cell table:style-name="ce4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34]=1;(IF([.E34] = 1;1;0)))" office:value-type="float" office:value="0">
            <text:p>0</text:p>
          </table:table-cell>
          <table:table-cell table:formula="of:==IF ([.I34]=1;(IF([.E34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formula="of:=IF ([.H35]=1;(IF([.E35] = 1;1;0)))" office:value-type="boolean" office:boolean-value="false">
            <text:p>FAUX</text:p>
          </table:table-cell>
          <table:table-cell table:formula="of:==IF ([.I35]=1;(IF([.E35] = 1;1;0)))" office:value-type="float" office:value="0">
            <text:p>0</text:p>
          </table:table-cell>
        </table:table-row>
        <table:table-row table:style-name="ro4">
          <table:table-cell table:style-name="ce4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36]=1;(IF([.E36] = 1;1;0)))" office:value-type="float" office:value="0">
            <text:p>0</text:p>
          </table:table-cell>
          <table:table-cell table:formula="of:==IF ([.I36]=1;(IF([.E36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37]=1;(IF([.E37] = 1;1;0)))" office:value-type="boolean" office:boolean-value="false">
            <text:p>FAUX</text:p>
          </table:table-cell>
          <table:table-cell table:formula="of:==IF ([.I37]=1;(IF([.E37] = 1;1;0)))" office:value-type="float" office:value="0">
            <text:p>0</text:p>
          </table:table-cell>
        </table:table-row>
        <table:table-row table:style-name="ro4">
          <table:table-cell table:style-name="ce4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38]=1;(IF([.E38] = 1;1;0)))" office:value-type="float" office:value="0">
            <text:p>0</text:p>
          </table:table-cell>
          <table:table-cell table:formula="of:==IF ([.I38]=1;(IF([.E38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39]=1;(IF([.E39] = 1;1;0)))" office:value-type="boolean" office:boolean-value="false">
            <text:p>FAUX</text:p>
          </table:table-cell>
          <table:table-cell table:formula="of:==IF ([.I39]=1;(IF([.E39] = 1;1;0)))" office:value-type="float" office:value="0">
            <text:p>0</text:p>
          </table:table-cell>
        </table:table-row>
        <table:table-row table:style-name="ro4">
          <table:table-cell table:style-name="ce4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40]=1;(IF([.E40] = 1;1;0)))" office:value-type="boolean" office:boolean-value="false">
            <text:p>FAUX</text:p>
          </table:table-cell>
          <table:table-cell table:formula="of:==IF ([.I40]=1;(IF([.E40] = 1;1;0)))" office:value-type="float" office:value="0">
            <text:p>0</text:p>
          </table:table-cell>
        </table:table-row>
        <table:table-row table:style-name="ro4">
          <table:table-cell table:style-name="ce4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formula="of:=IF ([.H41]=1;(IF([.E41] = 1;1;0)))" office:value-type="float" office:value="0">
            <text:p>0</text:p>
          </table:table-cell>
          <table:table-cell table:formula="of:==IF ([.I41]=1;(IF([.E41] = 1;1;0)))" office:value-type="boolean" office:boolean-value="false">
            <text:p>FAUX</text:p>
          </table:table-cell>
        </table:table-row>
        <table:table-row table:style-name="ro4">
          <table:table-cell table:style-name="ce4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42]=1;(IF([.E42] = 1;1;0)))" office:value-type="boolean" office:boolean-value="false">
            <text:p>FAUX</text:p>
          </table:table-cell>
          <table:table-cell table:formula="of:==IF ([.I42]=1;(IF([.E42] = 1;1;0)))" office:value-type="float" office:value="0">
            <text:p>0</text:p>
          </table:table-cell>
        </table:table-row>
        <table:table-row table:style-name="ro4">
          <table:table-cell table:style-name="ce4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43]=1;(IF([.E43] = 1;1;0)))" office:value-type="boolean" office:boolean-value="false">
            <text:p>FAUX</text:p>
          </table:table-cell>
          <table:table-cell table:formula="of:==IF ([.I43]=1;(IF([.E43] = 1;1;0)))" office:value-type="float" office:value="0">
            <text:p>0</text:p>
          </table:table-cell>
        </table:table-row>
        <table:table-row table:style-name="ro4">
          <table:table-cell table:style-name="ce5" office:value-type="float" office:value="40">
            <text:p>4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formula="of:=IF ([.H44]=1;(IF([.E44] = 1;1;0)))" office:value-type="boolean" office:boolean-value="false">
            <text:p>FAUX</text:p>
          </table:table-cell>
          <table:table-cell table:formula="of:==IF ([.I44]=1;(IF([.E44] = 1;1;0)))" office:value-type="float" office:value="0">
            <text:p>0</text:p>
          </table:table-cell>
        </table:table-row>
        <table:table-row table:style-name="ro4">
          <table:table-cell table:number-columns-repeated="4"/>
          <table:table-cell table:formula="of:=SUM([.E5:.E44])" office:value-type="float" office:value="23">
            <text:p>23</text:p>
          </table:table-cell>
          <table:table-cell table:number-columns-repeated="2"/>
          <table:table-cell table:formula="of:=SUM([.H5:.H44])" office:value-type="float" office:value="20">
            <text:p>20</text:p>
          </table:table-cell>
          <table:table-cell table:formula="of:=SUM([.I5:.I44])" office:value-type="float" office:value="20">
            <text:p>20</text:p>
          </table:table-cell>
          <table:table-cell table:formula="of:=SUM([.J5:.J44])" office:value-type="float" office:value="13">
            <text:p>13</text:p>
          </table:table-cell>
          <table:table-cell table:formula="of:=SUM([.K5:.K44])" office:value-type="float" office:value="9">
            <text:p>9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4">
          <table:table-cell office:value-type="string">
            <text:p>OBJECTIVE</text:p>
          </table:table-cell>
          <table:table-cell table:number-columns-repeated="10"/>
        </table:table-row>
        <table:table-row table:style-name="ro4">
          <table:table-cell/>
          <table:table-cell table:formula="of:=SUMPRODUCT([.H5:.I44];[.B5:.C44])" office:value-type="float" office:value="44">
            <text:p>44</text:p>
          </table:table-cell>
          <table:table-cell table:number-columns-repeated="9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office:value-type="string">
            <text:p>CONSTRAINTS</text:p>
          </table:table-cell>
          <table:table-cell table:number-columns-repeated="10"/>
        </table:table-row>
        <table:table-row table:style-name="ro4" table:number-rows-repeated="2">
          <table:table-cell table:number-columns-repeated="11"/>
        </table:table-row>
        <table:table-row table:style-name="ro4">
          <table:table-cell office:value-type="string">
            <text:p>STUDENT 1</text:p>
          </table:table-cell>
          <table:table-cell table:formula="of:=SUM([.H5:.I5])" office:value-type="float" office:value="-1">
            <text:p>-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2</text:p>
          </table:table-cell>
          <table:table-cell table:formula="of:=SUM([.H6:.I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3</text:p>
          </table:table-cell>
          <table:table-cell table:formula="of:=SUM([.H7:.I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4</text:p>
          </table:table-cell>
          <table:table-cell table:formula="of:=SUM([.H8:.I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5</text:p>
          </table:table-cell>
          <table:table-cell table:formula="of:=SUM([.H9:.I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6</text:p>
          </table:table-cell>
          <table:table-cell table:formula="of:=SUM([.H10:.I1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7</text:p>
          </table:table-cell>
          <table:table-cell table:formula="of:=SUM([.H11:.I1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8</text:p>
          </table:table-cell>
          <table:table-cell table:formula="of:=SUM([.H12:.I1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9</text:p>
          </table:table-cell>
          <table:table-cell table:formula="of:=SUM([.H13:.I1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10</text:p>
          </table:table-cell>
          <table:table-cell table:formula="of:=SUM([.H14:.I1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11</text:p>
          </table:table-cell>
          <table:table-cell table:formula="of:=SUM([.H15:.I1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12</text:p>
          </table:table-cell>
          <table:table-cell table:formula="of:=SUM([.H16:.I1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13</text:p>
          </table:table-cell>
          <table:table-cell table:formula="of:=SUM([.H17:.I1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14</text:p>
          </table:table-cell>
          <table:table-cell table:formula="of:=SUM([.H18:.I1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15</text:p>
          </table:table-cell>
          <table:table-cell table:formula="of:=SUM([.H19:.I1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16</text:p>
          </table:table-cell>
          <table:table-cell table:formula="of:=SUM([.H20:.I2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17</text:p>
          </table:table-cell>
          <table:table-cell table:formula="of:=SUM([.H21:.I2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18</text:p>
          </table:table-cell>
          <table:table-cell table:formula="of:=SUM([.H22:.I2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19</text:p>
          </table:table-cell>
          <table:table-cell table:formula="of:=SUM([.H23:.I2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20</text:p>
          </table:table-cell>
          <table:table-cell table:formula="of:=SUM([.H24:.I2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21</text:p>
          </table:table-cell>
          <table:table-cell table:formula="of:=SUM([.H25:.I2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22</text:p>
          </table:table-cell>
          <table:table-cell table:formula="of:=SUM([.H26:.I2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23</text:p>
          </table:table-cell>
          <table:table-cell table:formula="of:=SUM([.H27:.I2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24</text:p>
          </table:table-cell>
          <table:table-cell table:formula="of:=SUM([.H28:.I2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25</text:p>
          </table:table-cell>
          <table:table-cell table:formula="of:=SUM([.H29:.I2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26</text:p>
          </table:table-cell>
          <table:table-cell table:formula="of:=SUM([.H30:.I3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27</text:p>
          </table:table-cell>
          <table:table-cell table:formula="of:=SUM([.H31:.I3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28</text:p>
          </table:table-cell>
          <table:table-cell table:formula="of:=SUM([.H32:.I3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29</text:p>
          </table:table-cell>
          <table:table-cell table:formula="of:=SUM([.H33:.I3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30</text:p>
          </table:table-cell>
          <table:table-cell table:formula="of:=SUM([.H34:.I3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31</text:p>
          </table:table-cell>
          <table:table-cell table:formula="of:=SUM([.H35:.I35])" office:value-type="float" office:value="3">
            <text:p>3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32</text:p>
          </table:table-cell>
          <table:table-cell table:formula="of:=SUM([.H36:.I3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33</text:p>
          </table:table-cell>
          <table:table-cell table:formula="of:=SUM([.H37:.I3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34</text:p>
          </table:table-cell>
          <table:table-cell table:formula="of:=SUM([.H38:.I3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35</text:p>
          </table:table-cell>
          <table:table-cell table:formula="of:=SUM([.H39:.I3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36</text:p>
          </table:table-cell>
          <table:table-cell table:formula="of:=SUM([.H40:.I4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37</text:p>
          </table:table-cell>
          <table:table-cell table:formula="of:=SUM([.H41:.I4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38</text:p>
          </table:table-cell>
          <table:table-cell table:formula="of:=SUM([.H42:.I4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39</text:p>
          </table:table-cell>
          <table:table-cell table:formula="of:=SUM([.H43:.I4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STUDENT 40</text:p>
          </table:table-cell>
          <table:table-cell table:formula="of:=SUM([.H44:.I4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4" table:number-rows-repeated="2">
          <table:table-cell table:number-columns-repeated="11"/>
        </table:table-row>
        <table:table-row table:style-name="ro4">
          <table:table-cell office:value-type="string">
            <text:p>DISTRIBUTION</text:p>
          </table:table-cell>
          <table:table-cell table:number-columns-repeated="10"/>
        </table:table-row>
        <table:table-row table:style-name="ro4">
          <table:table-cell/>
          <table:table-cell table:formula="of:=[.H45]" office:value-type="float" office:value="20">
            <text:p>20</text:p>
          </table:table-cell>
          <table:table-cell office:value-type="string">
            <text:p>=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4">
          <table:table-cell/>
          <table:table-cell table:formula="of:=[.I45]" office:value-type="float" office:value="20">
            <text:p>20</text:p>
          </table:table-cell>
          <table:table-cell office:value-type="string">
            <text:p>=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office:value-type="string">
            <text:p>SEX RATIO</text:p>
          </table:table-cell>
          <table:table-cell table:number-columns-repeated="10"/>
        </table:table-row>
        <table:table-row table:style-name="ro4">
          <table:table-cell/>
          <table:table-cell table:formula="of:=SUM([.H5:.H27])" office:value-type="float" office:value="12">
            <text:p>12</text:p>
          </table:table-cell>
          <table:table-cell office:value-type="string">
            <text:p>&lt;=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4">
          <table:table-cell/>
          <table:table-cell table:formula="of:=SUM([.I5:.I27])" office:value-type="float" office:value="9">
            <text:p>9</text:p>
          </table:table-cell>
          <table:table-cell office:value-type="string">
            <text:p>&lt;=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4" table:number-rows-repeated="1048471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18:0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5-08-13T18:09:29.21</dc:date>
    <dc:creator>emmanuel q</dc:creator>
    <meta:editing-duration>PT2H6M18S</meta:editing-duration>
    <meta:editing-cycles>5</meta:editing-cycles>
    <meta:generator>OpenOffice/4.1.1$Win32 OpenOffice.org_project/411m6$Build-9775</meta:generator>
    <meta:document-statistic meta:table-count="3" meta:cell-count="591" meta:object-count="0"/>
  </office:meta>
</office:document-meta>
</file>